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pl" fo:country="PL" fo:font-weight="bold"/>
    </style:style>
    <style:style style:name="T2" style:family="text">
      <style:text-properties fo:color="#000000" style:font-name="Times New Roman" fo:font-size="12pt" fo:language="pl" fo:country="PL" fo:font-weight="normal"/>
    </style:style>
    <style:style style:name="T3" style:family="text">
      <style:text-properties style:font-name="Times New Roman" fo:font-size="12pt" fo:language="pl" fo:country="PL" fo:font-weight="normal"/>
    </style:style>
    <style:style style:name="T4" style:family="text">
      <style:text-properties style:font-name="Times New Roman" fo:font-size="12pt" fo:language="pl" fo:country="PL" fo:font-weight="bold"/>
    </style:style>
    <style:style style:name="P5" style:family="paragraph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pl" fo:country="PL" fo:font-weight="bold"/>
    </style:style>
    <style:style style:name="P6" style:family="paragraph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pl" fo:country="PL" fo:font-weight="normal"/>
    </style:style>
    <style:style style:name="P7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8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font-weight="normal"/>
    </style:style>
    <style:style style:name="P9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pl" fo:country="PL" fo:font-weight="bold"/>
    </style:style>
    <style:style style:name="P10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pl" fo:country="PL" fo:font-weight="normal"/>
    </style:style>
    <style:style style:name="P1" style:family="paragraph" style:parent-style-name="Normal">
      <style:paragraph-properties fo:text-align="center"/>
      <style:text-properties fo:color="#000000" style:font-name="Times New Roman" fo:font-size="12pt" fo:font-weight="normal"/>
    </style:style>
    <style:style style:name="P2" style:family="paragraph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pl" fo:country="PL" fo:font-weight="normal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pl" fo:country="PL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pl" fo:country="PL" fo:font-weight="normal"/>
    </style:style>
    <style:style style:name="Sect1" style:family="section"/>
    <style:page-layout style:name="PLayout2">
      <style:page-layout-properties fo:margin-top="1.270000cm" fo:margin-bottom="1.270000cm" fo:margin-left="1.0000in" fo:margin-right="1.0000in"/>
    </style:page-layout>
    <style:page-layout style:name="Standard">
      <style:page-layout-properties fo:margin-top="1.270000cm" fo:margin-bottom="1.270000cm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DOKUMENTACJA PROJEKTU - PODSTAWY PROGRAMOWANIA (PRI)</text:span></text:p>
        <text:p text:style-name="P2"/>
        <text:p text:style-name="P3"><text:span text:style-name="T1">1. Autor: </text:span><text:span text:style-name="T2"><text:tab/><text:tab/>Maciej Suchecki</text:span></text:p>
        <text:p text:style-name="P4"/>
        <text:p text:style-name="P5"><text:span text:style-name="T1">2. Treść projektu</text:span><text:span text:style-name="T2">: <text:tab/>Napisać program do obsługi ligi piłkarskiej.</text:span></text:p>
        <text:p text:style-name="P6"/>
        <text:p text:style-name="P3"><text:span text:style-name="T1">3. Funkcje użyte w programie:</text:span></text:p>
        <text:p text:style-name="P4"><text:span text:style-name="T2"><text:tab/></text:span><text:span text:style-name="T1">- NowaLiga()</text:span><text:span text:style-name="T2"> - funkcja tworząca nową ligę</text:span></text:p>
        <text:p text:style-name="P4"><text:span text:style-name="T2"><text:tab/></text:span><text:span text:style-name="T1">- OtworzLige()</text:span><text:span text:style-name="T2"> - funkcja otwierajęca ligę z pliku</text:span></text:p>
        <text:p text:style-name="P4"><text:span text:style-name="T1"><text:tab/>- ZapiszLige()</text:span><text:span text:style-name="T2"> - funkcja zapisująca ligę do pliku</text:span></text:p>
        <text:p text:style-name="P4"><text:span text:style-name="T1"><text:tab/>- PokazListe()</text:span><text:span text:style-name="T2"><text:tab/>- funkcja wyświetlająca listę druzyn</text:span></text:p>
        <text:p text:style-name="P4"><text:span text:style-name="T2"><text:tab/></text:span><text:span text:style-name="T1">- DodajDruzyne()</text:span><text:span text:style-name="T2"> - funkcja dodająca nową druzynę do listy</text:span></text:p>
        <text:p text:style-name="P4"><text:span text:style-name="T1"><text:tab/>- UsunDruzyne()</text:span><text:span text:style-name="T2"> - funkcja usuwająca druzynę z listy</text:span></text:p>
        <text:p text:style-name="P4"><text:span text:style-name="T2"><text:tab/></text:span><text:span text:style-name="T1">- PokazTerminarz()</text:span><text:span text:style-name="T2"> - funkcja wyświetlajaca terminarz</text:span></text:p>
        <text:p text:style-name="P4"><text:span text:style-name="T2"><text:tab/></text:span><text:span text:style-name="T1">- GenerujTerminarz()</text:span><text:span text:style-name="T2"> - funkcja generująca terminarz spotkań</text:span></text:p>
        <text:p text:style-name="P4"><text:span text:style-name="T2"><text:tab/></text:span><text:span text:style-name="T1">- DodajMecz(char*, char*, int, int, int)</text:span><text:span text:style-name="T2"> - funkcja tworzaca nowy mecz </text:span></text:p>
        <text:p text:style-name="P4"><text:span text:style-name="T2"><text:tab/>(pobiera nazwy grajacych druzyn, liczbę strzelonych przez nie bramek i kolejkę)</text:span></text:p>
        <text:p text:style-name="P4"><text:span text:style-name="T2"><text:tab/></text:span><text:span text:style-name="T1">- EdytujMecz(w_mecz)</text:span><text:span text:style-name="T2"> - edytuje mecz (pobiera wskaźnik 1 meczu w kolejce)</text:span></text:p>
        <text:p text:style-name="P4"><text:span text:style-name="T2"><text:tab/></text:span><text:span text:style-name="T1">- PokazTabele()</text:span><text:span text:style-name="T2"> - funkcja wyswietlajaca tabelę druzyn</text:span></text:p>
        <text:p text:style-name="P3"><text:span text:style-name="T2"><text:tab/></text:span><text:span text:style-name="T1">- RozegrajMecz(w_mecz)</text:span><text:span text:style-name="T2"> - fun</text:span><text:span text:style-name="T2">k</text:span><text:span text:style-name="T2">cja edytuj</text:span><text:span text:style-name="T2">ą</text:span><text:span text:style-name="T2">ca dru</text:span><text:span text:style-name="T2">ż</text:span><text:span text:style-name="T2">yn</text:span><text:span text:style-name="T2">ę</text:span><text:span text:style-name="T2"> na podstawie wynikow</text:span></text:p>
        <text:p text:style-name="P3"><text:span text:style-name="T2"><text:tab/></text:span><text:span text:style-name="T2">meczu</text:span><text:span text:style-name="T2">, </text:span><text:span text:style-name="T2">do którego wskaźnik jej podano</text:span></text:p>
        <text:p text:style-name="P3"><text:span text:style-name="T1"><text:tab/>- CofnijMecz(w_mecz) </text:span><text:span text:style-name="T2">- funkcja cofajaca zmiany dokonane przez powyższą funkcję</text:span></text:p>
        <text:p text:style-name="P3"><text:span text:style-name="T1"><text:tab/>- int PorownajDruzyny(w_druzyna *, w_druzyna *)</text:span><text:span text:style-name="T2"> - funkcja porównująca</text:span></text:p>
        <text:p text:style-name="P3"><text:span text:style-name="T2"><text:tab/></text:span><text:span text:style-name="T2">drużyny</text:span><text:span text:style-name="T2"> (</text:span><text:span text:style-name="T2">zwraca 1, gdy drużyny są podane w dobrej kolejności, a -1 jesli nie)</text:span></text:p>
        <text:p text:style-name="P3"/>
        <text:p text:style-name="P3"><text:span text:style-name="T1">4. Zmienne globalne:</text:span></text:p>
        <text:p text:style-name="P3"><text:span text:style-name="T2"><text:tab/></text:span><text:span text:style-name="T1">-</text:span><text:span text:style-name="T2"> </text:span><text:span text:style-name="T1">poczatek </text:span><text:span text:style-name="T2">- wskaźnik na początek listy drużyn</text:span></text:p>
        <text:p text:style-name="P7"><text:span text:style-name="T1"><text:tab/>- koniec </text:span><text:span text:style-name="T2">- wskaźnik na koniec listy drużyn</text:span></text:p>
        <text:p text:style-name="P7"><text:span text:style-name="T1"><text:tab/>- mpoczatek</text:span><text:span text:style-name="T2"> - wskaźnik na początek listy meczy</text:span></text:p>
        <text:p text:style-name="P7"><text:span text:style-name="T1"><text:tab/>- mkoniec </text:span><text:span text:style-name="T2">- wskaźnik na koniec listy meczy</text:span></text:p>
        <text:p text:style-name="P7"><text:span text:style-name="T1"><text:tab/>- plik </text:span><text:span text:style-name="T2">- wskaznik na plik zawierajacy dane ligi</text:span></text:p>
        <text:p text:style-name="P7"><text:span text:style-name="T2"><text:tab/></text:span><text:span text:style-name="T1">- stan </text:span><text:span text:style-name="T2">- zmienna przechowujaca stan ligi (0 - nie ma zadnej ligi, 1 - nowa liga,</text:span></text:p>
        <text:p text:style-name="P7"><text:span text:style-name="T2"><text:tab/>2 - liga wczytana z pliku (nie edytowana), 3 - zostaly wprowadzone zmiany)</text:span></text:p>
        <text:p text:style-name="P8"><text:span text:style-name="T2"><text:tab/></text:span><text:span text:style-name="T1">- liczba_druzyn </text:span><text:span text:style-name="T2">- zmienna przechowująca liczbę drużyn</text:span></text:p>
        <text:p text:style-name="P3"/>
        <text:p text:style-name="P4"><text:span text:style-name="T1"><text:tab/>- Definicja listy wskaźnikowej z danymi druzyn:</text:span></text:p>
        <text:p text:style-name="P9"><text:span text:style-name="T3"><text:tab/><text:tab/>typedef struct d {<text:tab/>char nazwa[31];</text:span></text:p>
        <text:p text:style-name="P9"><text:span text:style-name="T3"><text:tab/><text:tab/><text:tab/><text:tab/><text:tab/>int mecze, punkty;</text:span></text:p>
        <text:p text:style-name="P9"><text:span text:style-name="T3"><text:tab/><text:tab/><text:tab/><text:tab/><text:tab/>int strzelone, stracone;</text:span></text:p>
        <text:p text:style-name="P9"><text:span text:style-name="T3"><text:tab/><text:tab/><text:tab/><text:tab/><text:tab/>int zwyciestwa, remisy, porazki;</text:span></text:p>
        <text:p text:style-name="P9"><text:span text:style-name="T3"> <text:s/><text:tab/><text:tab/><text:tab/><text:tab/><text:tab/>struct d *nast, *pop;</text:span></text:p>
        <text:p text:style-name="P9"><text:span text:style-name="T3"><text:tab/><text:tab/><text:tab/><text:tab/>} druzyna;</text:span></text:p>
        <text:p text:style-name="P9"/>
        <text:p text:style-name="P9"><text:span text:style-name="T4"><text:tab/>- Definicja listy wskaźnikowej z meczami:</text:span></text:p>
        <text:p text:style-name="P9"><text:span text:style-name="T3"><text:tab/><text:tab/>typedef struct m {</text:span></text:p>
        <text:p text:style-name="P9"><text:span text:style-name="T3"> <text:s/><text:tab/><text:tab/><text:tab/><text:tab/><text:tab/>char druzyna1[31]; <text:s/>char druzyna2[31];</text:span></text:p>
        <text:p text:style-name="P9"><text:span text:style-name="T3"> <text:tab/><text:tab/> <text:tab/><text:tab/><text:tab/>int bramki1; int bramki2;</text:span></text:p>
        <text:p text:style-name="P10"><text:span text:style-name="T3"> <text:tab/><text:tab/><text:tab/><text:tab/><text:tab/>int kolejka;</text:span></text:p>
        <text:p text:style-name="P10"><text:span text:style-name="T3"><text:tab/><text:tab/> <text:tab/><text:tab/><text:tab/>struct m *nast, *pop;</text:span></text:p>
        <text:p text:style-name="P10"><text:span text:style-name="T3"><text:tab/><text:tab/><text:tab/><text:tab/>} mecz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1.270000cm" fo:margin-bottom="1.270000cm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